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65D88A4E1D.png" manifest:media-type="image/png"/>
  <manifest:file-entry manifest:full-path="Pictures/1000000000000119000000B880C36513.jpg" manifest:media-type="image/jpeg"/>
  <manifest:file-entry manifest:full-path="Pictures/10000201000001A7000001A26E5C5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152cm" draw:marker-end="Arrowheads_20_2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186cm" fo:min-width="2.94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73cm"/>
    </style:style>
    <style:style style:name="gr15" style:family="graphic" style:parent-style-name="standard">
      <style:graphic-properties svg:stroke-width="0.051cm" svg:stroke-color="#000000" draw:marker-start="Arrowheads_20_2" draw:marker-start-width="0.152cm" draw:marker-end="" draw:marker-end-width="0.152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2" style:family="text"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3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1cm" svg:height="2.312cm" svg:x="1.045cm" svg:y="5.658cm">
          <text:p text:style-name="P4"/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2.184cm" svg:height="1.306cm" svg:x="7.853cm" svg:y="5.04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311cm" svg:height="3.656cm" svg:x="3.96cm" svg:y="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.989cm" svg:height="0.707cm" svg:x="6.123cm" svg:y="7.268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263cm" svg:height="0.92cm" svg:x="1.376cm" svg:y="3.658cm">
          <text:p text:style-name="P2"><text:span text:style-name="T2">Collabor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7.117cm" svg:y1="7.268cm" svg:x2="7.115cm" svg:y2="6.67cm" draw:start-shape="id1" draw:start-glue-point="0" draw:end-shape="id2" draw:end-glue-point="2" svg:d="M7117 7268v-299h-2v-299" svg:viewBox="0 0 3 599">
          <text:p/>
        </draw:connector>
        <draw:connector draw:style-name="gr7" draw:text-style-name="P4" draw:layer="layout" svg:x1="8.945cm" svg:y1="5.04cm" svg:x2="6.882cm" svg:y2="4.116cm" draw:start-shape="id3" draw:start-glue-point="0" draw:end-shape="id4" svg:d="M8945 5040v-924h-2063" svg:viewBox="0 0 2064 925">
          <text:p/>
        </draw:connector>
        <draw:connector draw:style-name="gr6" draw:text-style-name="P4" draw:layer="layout" svg:x1="5.678cm" svg:y1="3.007cm" svg:x2="5.684cm" svg:y2="2.516cm" draw:end-shape="id5" draw:end-glue-point="2" svg:d="M5678 3007v34h6v-525" svg:viewBox="0 0 7 526">
          <text:p/>
        </draw:connector>
        <draw:connector draw:style-name="gr8" draw:text-style-name="P4" draw:layer="layout" svg:x1="6.882cm" svg:y1="5.69cm" svg:x2="7.853cm" svg:y2="5.693cm" draw:start-shape="id6" draw:start-glue-point="1" draw:end-shape="id3" draw:end-glue-point="3" svg:d="M6882 5690h486v3h485" svg:viewBox="0 0 972 4">
          <text:p/>
        </draw:connector>
        <draw:custom-shape draw:style-name="gr3" draw:text-style-name="P4" draw:layer="layout" svg:width="2.969cm" svg:height="2.096cm" svg:x="0.991cm" svg:y="3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589cm" svg:height="2.045cm" svg:x="3.879cm" svg:y="3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5" draw:id="id5" draw:layer="layout" svg:width="2.149cm" svg:height="0.769cm" svg:x="4.61cm" svg:y="1.747cm">
          <text:p text:style-name="P4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" draw:id="id4" draw:layer="layout" svg:width="2.346cm" svg:height="0.908cm" svg:x="4.536cm" svg:y="3.662cm">
          <text:p text:style-name="P2"><text:span text:style-name="T3">Theory of 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536cm" svg:y1="4.116cm" svg:x2="3.639cm" svg:y2="4.118cm" draw:start-shape="id4" draw:start-glue-point="3" draw:end-shape="id7" draw:end-glue-point="1" svg:d="M4536 4116h-449v2h-448" svg:viewBox="0 0 898 3">
          <text:p/>
        </draw:connector>
        <draw:connector draw:style-name="gr7" draw:text-style-name="P4" draw:layer="layout" svg:x1="5.709cm" svg:y1="5.236cm" svg:x2="5.709cm" svg:y2="4.57cm" draw:start-shape="id6" draw:start-glue-point="0" draw:end-shape="id4" draw:end-glue-point="2" svg:d="M5709 5236v-666" svg:viewBox="0 0 1 667">
          <text:p/>
        </draw:connector>
        <draw:connector draw:style-name="gr7" draw:text-style-name="P4" draw:layer="layout" svg:x1="9.549cm" svg:y1="5.061cm" svg:x2="2.507cm" svg:y2="3.658cm" draw:end-shape="id7" draw:end-glue-point="0" svg:d="M9549 5061v-1929h-7042v526" svg:viewBox="0 0 7043 1930">
          <text:p/>
        </draw:connector>
        <draw:frame draw:style-name="gr12" draw:text-style-name="P8" draw:layer="layout" svg:width="2.979cm" svg:height="0.573cm" svg:x="7.621cm" svg:y="2.552cm">
          <draw:text-box>
            <text:p><text:span text:style-name="T4">Mental Processes</text:span></text:p>
          </draw:text-box>
        </draw:frame>
        <draw:custom-shape draw:style-name="gr13" draw:text-style-name="P4" draw:layer="layout" svg:width="0.562cm" svg:height="0.936cm" svg:x="2.175cm" svg:y="5.14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2.023cm" svg:height="1.861cm" svg:x="1.714cm" svg:y="6.175cm">
          <draw:text-box>
            <text:p text:style-name="P4"><text:span text:style-name="T3">Mental States</text:span></text:p>
            <text:p text:style-name="P4"><text:span text:style-name="T3">&amp; </text:span></text:p>
            <text:p text:style-name="P4"><text:span text:style-name="T3">Emotion</text:span></text:p>
            <text:p text:style-name="P4"><text:span text:style-name="T3">Instances</text:span></text:p>
          </draw:text-box>
        </draw:frame>
        <draw:connector draw:style-name="gr15" draw:text-style-name="P4" draw:layer="layout" draw:line-skew="0.37cm" svg:x1="4.536cm" svg:y1="5.69cm" svg:x2="3.632cm" svg:y2="4.372cm" draw:start-shape="id6" draw:start-glue-point="3" svg:d="M4536 5690h-345v-1318h-559" svg:viewBox="0 0 905 1319">
          <text:p/>
        </draw:connector>
        <draw:custom-shape draw:style-name="gr16" draw:text-style-name="P7" xml:id="id6" draw:id="id6" draw:layer="layout" svg:width="2.346cm" svg:height="0.908cm" svg:x="4.536cm" svg:y="5.236cm">
          <text:p text:style-name="P2"><text:span text:style-name="T3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419cm" svg:height="1.651cm" svg:x="12.473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0" draw:id="id10" draw:layer="layout" svg:width="2.346cm" svg:height="0.908cm" svg:x="13.035cm" svg:y="7.168cm">
          <text:p text:style-name="P2"><text:span text:style-name="T3">ROS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2.346cm" svg:height="0.908cm" svg:x="16.01cm" svg:y="7.168cm">
          <text:p text:style-name="P2"><text:span text:style-name="T3">Robot </text:span></text:p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201cm" svg:height="0.573cm" svg:x="12.288cm" svg:y="6.343cm">
          <draw:text-box>
            <text:p><text:span text:style-name="T4">ROS</text:span></text:p>
          </draw:text-box>
        </draw:frame>
        <draw:frame draw:style-name="gr20" draw:text-style-name="P4" xml:id="id12" draw:id="id12" draw:layer="layout" svg:width="4.092cm" svg:height="4.044cm" svg:x="15.137cm" svg:y="1.611cm">
          <draw:image xlink:href="Pictures/10000201000001A7000001A26E5C544C.png" xlink:type="simple" xlink:show="embed" xlink:actuate="onLoad">
            <text:p/>
          </draw:image>
        </draw:frame>
        <draw:frame draw:style-name="gr20" draw:text-style-name="P4" xml:id="id9" draw:id="id9" draw:layer="layout" svg:width="1.204cm" svg:height="0.788cm" svg:x="13.954cm" svg:y="1.737cm">
          <draw:image xlink:href="Pictures/1000000000000119000000B880C36513.jpg" xlink:type="simple" xlink:show="embed" xlink:actuate="onLoad">
            <text:p/>
          </draw:image>
        </draw:frame>
        <draw:connector draw:style-name="gr7" draw:text-style-name="P4" draw:layer="layout" svg:x1="12.319cm" svg:y1="2.132cm" svg:x2="13.954cm" svg:y2="2.131cm" draw:start-shape="id8" draw:start-glue-point="1" draw:end-shape="id9" draw:end-glue-point="3" svg:d="M12319 2132h818v-1h817" svg:viewBox="0 0 1636 2">
          <text:p/>
        </draw:connector>
        <draw:custom-shape draw:style-name="gr17" draw:text-style-name="P4" draw:layer="layout" svg:width="9.721cm" svg:height="7.112cm" svg:x="0.82cm" svg:y="1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3.035cm" svg:y1="7.622cm" svg:x2="8.112cm" svg:y2="7.621cm" draw:start-shape="id10" draw:start-glue-point="3" draw:end-shape="id1" draw:end-glue-point="1" svg:d="M13035 7622h-2462v-1h-2461" svg:viewBox="0 0 4924 2">
          <text:p/>
        </draw:connector>
        <draw:connector draw:style-name="gr8" draw:text-style-name="P4" draw:layer="layout" svg:x1="17.183cm" svg:y1="7.168cm" svg:x2="17.183cm" svg:y2="5.655cm" draw:start-shape="id11" draw:end-shape="id12" draw:end-glue-point="2" svg:d="M17183 7168v-1513" svg:viewBox="0 0 1 1514">
          <text:p/>
        </draw:connector>
        <draw:connector draw:style-name="gr6" draw:text-style-name="P4" draw:layer="layout" svg:x1="16.01cm" svg:y1="7.622cm" svg:x2="15.381cm" svg:y2="7.622cm" draw:start-shape="id11" draw:start-glue-point="3" draw:end-shape="id10" draw:end-glue-point="1" svg:d="M16010 7622h-629" svg:viewBox="0 0 630 1">
          <text:p/>
        </draw:connector>
        <draw:frame draw:style-name="gr20" draw:text-style-name="P4" xml:id="id8" draw:id="id8" draw:layer="layout" svg:width="1.122cm" svg:height="1.712cm" svg:x="11.197cm" svg:y="1.276cm">
          <draw:image xlink:href="Pictures/10000201000000EA00000165D88A4E1D.png" xlink:type="simple" xlink:show="embed" xlink:actuate="onLoad">
            <text:p/>
          </draw:image>
        </draw:frame>
        <draw:connector draw:style-name="gr7" draw:text-style-name="P4" draw:layer="layout" svg:x1="6.759cm" svg:y1="2.131cm" svg:x2="11.197cm" svg:y2="2.132cm" draw:start-shape="id5" draw:start-glue-point="1" draw:end-shape="id8" draw:end-glue-point="3" svg:d="M6759 2131h2232v1h2206" svg:viewBox="0 0 4439 2">
          <text:p/>
        </draw:connector>
        <draw:frame draw:style-name="gr12" draw:text-style-name="P10" draw:layer="layout" svg:width="2.09cm" svg:height="0.858cm" svg:x="10.356cm" svg:y="7.185cm">
          <draw:text-box>
            <text:p><text:span text:style-name="T5">Network</text:span></text:p>
            <text:p><text:span text:style-name="T6"/></text:p>
            <text:p><text:span text:style-name="T5">Connection</text:span></text:p>
          </draw:text-box>
        </draw:frame>
        <draw:frame draw:style-name="gr12" draw:text-style-name="P8" draw:layer="layout" svg:width="6.985cm" svg:height="0.573cm" svg:x="0.59cm" svg:y="0.864cm">
          <draw:text-box>
            <text:p><text:span text:style-name="T4">Title of framework suppressed for anonymi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6-10-02T12:56:20.709307285</dc:date>
    <meta:editing-duration>PT6H26M17S</meta:editing-duration>
    <meta:editing-cycles>204</meta:editing-cycles>
    <meta:generator>LibreOffice/4.2.8.2$Linux_X86_64 LibreOffice_project/420m0$Build-2</meta:generator>
    <meta:document-statistic meta:object-count="36"/>
  </office:meta>
</office:document-meta>
</file>